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7cm" table:align="margins"/>
    </style:style>
    <style:style style:name="Tableau1.A" style:family="table-column">
      <style:table-column-properties style:column-width="11.13cm" style:rel-column-width="26337*"/>
    </style:style>
    <style:style style:name="Tableau1.B" style:family="table-column">
      <style:table-column-properties style:column-width="11.502cm" style:rel-column-width="27215*"/>
    </style:style>
    <style:style style:name="Tableau1.C" style:family="table-column">
      <style:table-column-properties style:column-width="5.064cm" style:rel-column-width="1198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style:vertical-align="middle" fo:background-color="#83caff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 ${o.name}</text:p>
      <text:p text:style-name="P3">Édité le : ${o.created.strftime('%d/%m/%Y %H:%M')} par ${o.user}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5"><text:a xlink:type="simple" xlink:href="relatorio://for%20each=%22field%20in%20o.fields.all()%22">for each="field in o.fields.all()"</text:a></text:p>
            </table:table-cell>
            <table:table-cell table:style-name="Tableau1.A1" office:value-type="string">
              <text:p text:style-name="P5">${field.name}</text:p>
            </table:table-cell>
            <table:table-cell table:style-name="Tableau1.C1" office:value-type="string">
              <text:p text:style-name="P5"><text:a xlink:type="simple" xlink:href="relatorio:///for">/for</text:a></text:p>
            </table:table-cell>
          </table:table-row>
        </table:table-header-rows>
        <table:table-row table:style-name="Tableau1.1">
          <table:table-cell table:style-name="Tableau1.A2" table:number-columns-spanned="3" office:value-type="string">
            <text:p text:style-name="P5"><text:a xlink:type="simple" xlink:href="relatorio://for%20each=%22entity%20in%20o.entities%22">for each="entity in o.entities"</text:a></text:p>
          </table:table-cell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5"><text:a xlink:type="simple" xlink:href="relatorio://for%20each=%22field%20in%20o.fields.all()%22">for each="field in o.fields.all()"</text:a></text:p>
          </table:table-cell>
          <table:table-cell table:style-name="Tableau1.A3" office:value-type="string">
            <text:p text:style-name="P5">${entity.__getattribute__(field.name)}</text:p>
          </table:table-cell>
          <table:table-cell table:style-name="Tableau1.A2" office:value-type="string">
            <text:p text:style-name="P5"><text:a xlink:type="simple" xlink:href="relatorio:///for">/for</text:a></text:p>
          </table:table-cell>
        </table:table-row>
        <table:table-row table:style-name="Tableau1.1">
          <table:table-cell table:style-name="Tableau1.A2" table:number-columns-spanned="3" office:value-type="string">
            <text:p text:style-name="P5"><text:a xlink:type="simple" xlink:href="relatorio:///for">/for</text:a></text:p>
          </table:table-cell>
          <table:covered-table-cell/>
          <table:covered-table-cell/>
        </table:table-row>
      </table:table>
      <text:p text:style-name="P2"><text:bookmark-start text:name="DDE_LINK"/></text:p>
      <text:p text:style-name="P5"><text:a xlink:type="simple" xlink:href="relatorio://for%20each=%22operation%20in%20o.operations%22">for each="operation in o.operations"</text:a></text:p>
      <text:p text:style-name="P5"><text:tab/><text:bookmark-start text:name="DDE_LINK1"/>${operation['name']}<text:bookmark-end text:name="DDE_LINK1"/> : <text:s/>${operation['value']}</text:p>
      <text:p text:style-name="P5"><text:bookmark-end text:name="DDE_LINK"/><text:a xlink:type="simple" xlink:href="relatorio:///for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1.032cm" fo:margin-right="0.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0-13T11:48:53</meta:creation-date>
    <dc:date>2009-10-14T10:25:06</dc:date>
    <meta:editing-cycles>57</meta:editing-cycles>
    <meta:editing-duration>PT4H50M2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45" meta:character-count="339"/>
  </office:meta>
</office:document-meta>
</file>